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A0A97AFF339080B3.png" manifest:media-type="image/png"/>
  <manifest:file-entry manifest:full-path="Pictures/1000020100000209000001DF1C3E7EED437FA096.png" manifest:media-type="image/png"/>
  <manifest:file-entry manifest:full-path="Pictures/100002010000020000000200062F529130E2D4C5.png" manifest:media-type="image/png"/>
  <manifest:file-entry manifest:full-path="Pictures/10000201000001F4000001F4C4611DB693D0F6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164cm" fo:min-width="2.91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46cm" fo:min-width="1.296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35cm" svg:height="6.35cm" draw:transform="rotate (1.5707963267949) translate (17.018cm 11.176cm)">
          <draw:image xlink:href="Pictures/10000201000001F4000001F4C4611DB693D0F626.png" xlink:type="simple" xlink:show="embed" xlink:actuate="onLoad" loext:mime-type="image/png">
            <text:p/>
          </draw:image>
        </draw:frame>
        <draw:frame draw:style-name="gr2" draw:text-style-name="P1" draw:layer="layout" svg:width="6.35cm" svg:height="6.35cm" svg:x="11.486cm" svg:y="10.473cm">
          <draw:image xlink:href="Pictures/10000201000001F4000001F4C4611DB693D0F626.png" xlink:type="simple" xlink:show="embed" xlink:actuate="onLoad" loext:mime-type="image/png">
            <text:p/>
          </draw:image>
        </draw:frame>
        <draw:frame draw:style-name="gr2" draw:text-style-name="P1" draw:layer="layout" svg:width="6.35cm" svg:height="6.35cm" draw:transform="rotate (-1.5707963267949) translate (12.446cm 4.572cm)">
          <draw:image xlink:href="Pictures/10000201000001F4000001F4C4611DB693D0F626.png" xlink:type="simple" xlink:show="embed" xlink:actuate="onLoad" loext:mime-type="image/png">
            <text:p/>
          </draw:image>
        </draw:frame>
        <draw:frame draw:style-name="gr2" draw:text-style-name="P1" draw:layer="layout" svg:width="6.35cm" svg:height="6.35cm" draw:transform="rotate (-3.14159265358979) translate (17.78cm 5.596cm)">
          <draw:image xlink:href="Pictures/10000201000001F4000001F4C4611DB693D0F626.png" xlink:type="simple" xlink:show="embed" xlink:actuate="onLoad" loext:mime-type="image/png">
            <text:p/>
          </draw:image>
        </draw:frame>
        <draw:custom-shape draw:style-name="gr3" draw:text-style-name="P2" draw:layer="layout" svg:width="4.826cm" svg:height="4.826cm" svg:x="12.44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54cm" svg:height="2.54cm" svg:x="13.71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1" draw:layer="layout" svg:width="6.35cm" svg:height="6.477cm" svg:x="12.192cm" svg:y="8.509cm">
          <draw:image xlink:href="Pictures/100002010000020000000200062F529130E2D4C5.png" xlink:type="simple" xlink:show="embed" xlink:actuate="onLoad" loext:mime-type="image/png">
            <text:p/>
          </draw:image>
        </draw:frame>
        <draw:frame draw:style-name="gr2" draw:text-style-name="P1" draw:layer="layout" svg:width="6.35cm" svg:height="6.477cm" draw:transform="rotate (1.5707963267949) translate (18.479cm 9.208cm)">
          <draw:image xlink:href="Pictures/100002010000020000000200062F529130E2D4C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1" draw:layer="layout" svg:width="5.131cm" svg:height="4.648cm" draw:transform="rotate (1.5707963267949) translate (17.142cm 9.906cm)">
          <draw:image xlink:href="Pictures/1000020100000209000001DF1C3E7EED437FA096.png" xlink:type="simple" xlink:show="embed" xlink:actuate="onLoad" loext:mime-type="image/png">
            <text:p/>
          </draw:image>
        </draw:frame>
        <draw:frame draw:style-name="gr2" draw:text-style-name="P1" draw:layer="layout" svg:width="5.131cm" svg:height="4.648cm" draw:transform="rotate (-1.5707963267949) translate (11.76cm 4.78cm)">
          <draw:image xlink:href="Pictures/1000020100000209000001DF1C3E7EED437FA096.png" xlink:type="simple" xlink:show="embed" xlink:actuate="onLoad" loext:mime-type="image/png">
            <text:p/>
          </draw:image>
        </draw:frame>
        <draw:frame draw:style-name="gr2" draw:text-style-name="P1" draw:layer="layout" svg:width="5.131cm" svg:height="4.648cm" svg:x="11.987cm" svg:y="10.16cm">
          <draw:image xlink:href="Pictures/1000020100000209000001DF1C3E7EED437FA096.png" xlink:type="simple" xlink:show="embed" xlink:actuate="onLoad" loext:mime-type="image/png">
            <text:p/>
          </draw:image>
        </draw:frame>
        <draw:frame draw:style-name="gr2" draw:text-style-name="P1" draw:layer="layout" svg:width="5.131cm" svg:height="4.648cm" draw:transform="rotate (-3.14159265358979) translate (17.12cm 4.648cm)">
          <draw:image xlink:href="Pictures/1000020100000209000001DF1C3E7EED437FA096.png" xlink:type="simple" xlink:show="embed" xlink:actuate="onLoad" loext:mime-type="image/png">
            <text:p/>
          </draw:image>
        </draw:frame>
        <draw:frame draw:style-name="gr2" draw:text-style-name="P1" draw:layer="layout" svg:width="4.572cm" svg:height="4.572cm" svg:x="12.192cm" svg:y="5.08cm">
          <draw:image xlink:href="Pictures/100002010000012C0000012CA0A97AFF339080B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1" draw:layer="layout" svg:width="5.131cm" svg:height="4.648cm" draw:transform="rotate (1.5707963267949) translate (17.142cm 9.906cm)">
          <draw:image xlink:href="Pictures/1000020100000209000001DF1C3E7EED437FA096.png" xlink:type="simple" xlink:show="embed" xlink:actuate="onLoad" loext:mime-type="image/png">
            <text:p/>
          </draw:image>
        </draw:frame>
        <draw:frame draw:style-name="gr2" draw:text-style-name="P1" draw:layer="layout" svg:width="5.131cm" svg:height="4.648cm" draw:transform="rotate (-1.5707963267949) translate (11.76cm 4.78cm)">
          <draw:image xlink:href="Pictures/1000020100000209000001DF1C3E7EED437FA096.png" xlink:type="simple" xlink:show="embed" xlink:actuate="onLoad" loext:mime-type="image/png">
            <text:p/>
          </draw:image>
        </draw:frame>
        <draw:frame draw:style-name="gr2" draw:text-style-name="P1" draw:layer="layout" svg:width="0.787cm" svg:height="0.686cm" svg:x="14.478cm" svg:y="11.76cm">
          <draw:image xlink:href="Pictures/1000020100000209000001DF1C3E7EED437FA096.png" xlink:type="simple" xlink:show="embed" xlink:actuate="onLoad" loext:mime-type="image/png">
            <text:p/>
          </draw:image>
        </draw:frame>
        <draw:frame draw:style-name="gr2" draw:text-style-name="P1" draw:layer="layout" svg:width="0.787cm" svg:height="0.686cm" draw:transform="rotate (-3.14159265358979) translate (14.771cm 3.727cm)">
          <draw:image xlink:href="Pictures/1000020100000209000001DF1C3E7EED437FA096.png" xlink:type="simple" xlink:show="embed" xlink:actuate="onLoad" loext:mime-type="image/png">
            <text:p/>
          </draw:image>
        </draw:frame>
        <draw:frame draw:style-name="gr2" draw:text-style-name="P1" draw:layer="layout" svg:width="4.572cm" svg:height="4.572cm" svg:x="12.192cm" svg:y="5.08cm">
          <draw:image xlink:href="Pictures/100002010000012C0000012CA0A97AFF339080B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1T08:41:10.173667120</meta:creation-date>
    <dc:date>2024-06-01T12:01:31.233363752</dc:date>
    <meta:editing-duration>PT17M3S</meta:editing-duration>
    <meta:editing-cycles>3</meta:editing-cycles>
    <meta:generator>LibreOffice/6.4.7.2$Linux_X86_64 LibreOffice_project/40$Build-2</meta:generator>
    <meta:document-statistic meta:object-count="47"/>
  </office:meta>
</office:document-meta>
</file>